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系统程序员成长计划-工程管理(三)</text:p>
      <text:p text:style-name="Standard"/>
      <text:p text:style-name="Standard">函数库</text:p>
      <text:p text:style-name="Standard"/>
      <text:p text:style-name="Standard">现在我们用automake来管理我们前面所建立的函数库，这是一个基础的函数库，我们就把它命名为base吧。</text:p>
      <text:p text:style-name="Standard"/>
      <text:p text:style-name="Standard">o 目录结构</text:p>
      <text:p text:style-name="Standard">base 根目录</text:p>
      <text:p text:style-name="Standard">base/src 源代码目录</text:p>
      <text:p text:style-name="Standard"/>
      <text:p text:style-name="Standard">o 创建Makefile模板</text:p>
      <text:p text:style-name="Standard">base/Makefile.am内容为：</text:p>
      <text:p text:style-name="Standard">SUBDIRS=src</text:p>
      <text:p text:style-name="Standard"/>
      <text:p text:style-name="Standard">base/src/Makefile.am内容为：</text:p>
      <text:p text:style-name="Standard">lib_LTLIBRARIES=libbase.la</text:p>
      <text:p text:style-name="Standard">libbase_la_SOURCES= darray.c \</text:p>
      <text:p text:style-name="Standard"><text:s text:c="4"/>darray.h \</text:p>
      <text:p text:style-name="Standard"><text:s text:c="4"/>dlist.c \</text:p>
      <text:p text:style-name="Standard"><text:s text:c="4"/>dlist.h \</text:p>
      <text:p text:style-name="Standard"><text:s text:c="4"/>darray_iterator.h \</text:p>
      <text:p text:style-name="Standard"><text:s text:c="4"/>dlist_iterator.h \</text:p>
      <text:p text:style-name="Standard"><text:s text:c="4"/>hash_table.c \</text:p>
      <text:p text:style-name="Standard"><text:s text:c="4"/>hash_table.h \</text:p>
      <text:p text:style-name="Standard"><text:s text:c="4"/>invert.c \</text:p>
      <text:p text:style-name="Standard"><text:s text:c="4"/>iterator.h \</text:p>
      <text:p text:style-name="Standard"><text:s text:c="4"/>linear_container_darray.c \</text:p>
      <text:p text:style-name="Standard"><text:s text:c="4"/>linear_container_darray.h \</text:p>
      <text:p text:style-name="Standard"><text:s text:c="4"/>linear_container_dlist.c \</text:p>
      <text:p text:style-name="Standard"><text:s text:c="4"/>linear_container_dlist.h \</text:p>
      <text:p text:style-name="Standard"><text:s text:c="4"/>linear_container.h \</text:p>
      <text:p text:style-name="Standard"><text:s text:c="4"/>queue.c \</text:p>
      <text:p text:style-name="Standard"><text:s text:c="4"/>queue.h \</text:p>
      <text:p text:style-name="Standard"><text:s text:c="4"/>sort.c \</text:p>
      <text:p text:style-name="Standard"><text:s text:c="4"/>sort.h \</text:p>
      <text:p text:style-name="Standard"><text:s text:c="4"/>stack.c \</text:p>
      <text:p text:style-name="Standard"><text:s text:c="4"/>stack.h \</text:p>
      <text:p text:style-name="Standard"><text:s text:c="4"/>typedef.h</text:p>
      <text:p text:style-name="Standard"></text:p>
      <text:p text:style-name="Standard">libbase_la_LDFLAGS=-lpthread</text:p>
      <text:p text:style-name="Standard"></text:p>
      <text:p text:style-name="Standard"><text:soft-page-break/>noinst_PROGRAMS=darray_test dlist_test</text:p>
      <text:p text:style-name="Standard"></text:p>
      <text:p text:style-name="Standard">darray_test_SOURCES=darray.c</text:p>
      <text:p text:style-name="Standard">darray_test_CFLAGS=-DDARRAY_TEST</text:p>
      <text:p text:style-name="Standard"></text:p>
      <text:p text:style-name="Standard">dlist_test_SOURCES=dlist.c</text:p>
      <text:p text:style-name="Standard">dlist_test_CFLAGS=-DDLIST_TEST</text:p>
      <text:p text:style-name="Standard"/>
      <text:p text:style-name="Standard">basedir=$(includedir)/base</text:p>
      <text:p text:style-name="Standard">base_HEADERS=darray.h dlist.h iterator.h linear_container_dlist.h typedef.h \</text:p>
      <text:p text:style-name="Standard"><text:s text:c="4"/>darray_iterator.h <text:s/>dlist_iterator.h <text:s/>linear_container_darray.h <text:s/>\</text:p>
      <text:p text:style-name="Standard"><text:s text:c="4"/>linear_container.h</text:p>
      <text:p text:style-name="Standard"></text:p>
      <text:p text:style-name="Standard">EXTRA_DIST=\</text:p>
      <text:p text:style-name="Standard"><text:s text:c="4"/>linear_container_test.c \</text:p>
      <text:p text:style-name="Standard"><text:s text:c="4"/>invert_ng.c \</text:p>
      <text:p text:style-name="Standard"><text:s text:c="4"/>darray_iterator.c \</text:p>
      <text:p text:style-name="Standard"><text:s text:c="4"/>dlist_iterator.c \</text:p>
      <text:p text:style-name="Standard"><text:s text:c="4"/>test_helper.c</text:p>
      <text:p text:style-name="Standard"/>
      <text:p text:style-name="P2">LTLIBRARIES是关键字。LT代表libtool，libtool是用来封装共享库在不同平台上差异的脚本，其具体实现我们不用关心。</text:p>
      <text:p text:style-name="Standard"/>
      <text:p text:style-name="Standard">libbase.la 是函数库的名称，扩展名用.la而不是.so或.a，同时会生成共享库和静态库。libbase_la_SOURCES是生成libbase.la所需要的源文件。</text:p>
      <text:p text:style-name="Standard">LDFLAGS是关键字，用来指定链接时需要的参数，-lpthread表示要链接libpthread.so。</text:p>
      <text:p text:style-name="Standard"/>
      <text:p text:style-name="Standard">noinst_PROGRAMS是关键字，表示不需要安装的可执行文件，通常是测试程序。为了简单明了，这里没有写出全部的测试程序。</text:p>
      <text:p text:style-name="Standard"/>
      <text:p text:style-name="Standard">CFLAGS是关键字，用来指定编译和预处理时的参数。</text:p>
      <text:p text:style-name="Standard"/>
      <text:p text:style-name="Standard">HEADERS是关键字，列出所要安装的头文件。xxx_HEADERS和xxxdir要配套使用，后者表示要安装的位置。这里在base_HEADERS中列出的头文件会安装到basedir目录里。</text:p>
      <text:p text:style-name="Standard"/>
      <text:p text:style-name="Standard">o 创建autoconf的模板。</text:p>
      <text:p text:style-name="Standard">运行：</text:p>
      <text:p text:style-name="Standard">autoscan</text:p>
      <text:p text:style-name="Standard">mv configure.scan configure.in</text:p>
      <text:p text:style-name="Standard"/>
      <text:p text:style-name="Standard">然后按前面介绍的方法修改configure.in，得到下面的内容：</text:p>
      <text:p text:style-name="Standard"/>
      <text:p text:style-name="Standard">AC_PREREQ(2.61) </text:p>
      <text:p text:style-name="Standard">AC_INIT(base, 0.1, xianjimli@hotmail.com) </text:p>
      <text:p text:style-name="Standard">AC_CONFIG_SRCDIR([src/invert.c]) </text:p>
      <text:p text:style-name="Standard">AC_CONFIG_HEADER([config.h]) </text:p>
      <text:p text:style-name="Standard"><text:soft-page-break/>AM_INIT_AUTOMAKE(base, 0.1) </text:p>
      <text:p text:style-name="Standard"># Checks for programs. </text:p>
      <text:p text:style-name="Standard">AC_PROG_CC </text:p>
      <text:p text:style-name="Standard">AC_PROG_LIBTOOL </text:p>
      <text:p text:style-name="Standard"/>
      <text:p text:style-name="Standard"># Checks for libraries. </text:p>
      <text:p text:style-name="Standard"># FIXME: Replace `main' with a function in `-lpthread': </text:p>
      <text:p text:style-name="Standard">AC_CHECK_LIB([pthread], [main]) </text:p>
      <text:p text:style-name="Standard"/>
      <text:p text:style-name="Standard"># Checks for header files. </text:p>
      <text:p text:style-name="Standard">AC_HEADER_STDC </text:p>
      <text:p text:style-name="Standard">AC_CHECK_HEADERS([stdlib.h string.h unistd.h]) </text:p>
      <text:p text:style-name="Standard"/>
      <text:p text:style-name="Standard"># Checks for typedefs, structures, and compiler characteristics. </text:p>
      <text:p text:style-name="Standard">AC_C_INLINE </text:p>
      <text:p text:style-name="Standard">AC_TYPE_SIZE_T </text:p>
      <text:p text:style-name="Standard"/>
      <text:p text:style-name="Standard"># Checks for library functions. </text:p>
      <text:p text:style-name="Standard">AC_FUNC_MALLOC </text:p>
      <text:p text:style-name="Standard">AC_FUNC_REALLOC </text:p>
      <text:p text:style-name="Standard"/>
      <text:p text:style-name="Standard">AC_CONFIG_FILES([Makefile </text:p>
      <text:p text:style-name="Standard"><text:s text:c="17"/>src/Makefile]) </text:p>
      <text:p text:style-name="Standard">AC_OUTPUT </text:p>
      <text:p text:style-name="Standard"/>
      <text:p text:style-name="Standard">与前面不同的是：</text:p>
      <text:p text:style-name="Standard">AC_PROG_LIBTOOL 用来检查libtool脚本。</text:p>
      <text:p text:style-name="Standard">AC_CHECK_LIB用来检查共享库是否存在。</text:p>
      <text:p text:style-name="Standard">AC_CHECK_HEADERS 用来检查头文件是否存在。</text:p>
      <text:p text:style-name="Standard">AC_FUNC_MALLOC 用来检查标准的malloc函数是否存在。</text:p>
      <text:p text:style-name="Standard"/>
      <text:p text:style-name="Standard">o 收集用到的m4宏。</text:p>
      <text:p text:style-name="Standard">运行：aclocal</text:p>
      <text:p text:style-name="Standard"/>
      <text:p text:style-name="P1">o 产生配置头文件的模板。</text:p>
      <text:p text:style-name="P1">运行：autoheader</text:p>
      <text:p text:style-name="P1"/>
      <text:p text:style-name="P1">o 创建README、NEWS、ChangeLog和AUTHORS几个文件。</text:p>
      <text:p text:style-name="P1"/>
      <text:p text:style-name="P1">o 生成libtool需要的文件。 </text:p>
      <text:p text:style-name="P1">运行：libtoolize --force –copy</text:p>
      <text:p text:style-name="P1"/>
      <text:p text:style-name="P1">这个命令的主要功能是生成ltmain.sh，而ltmain.sh用来产生libtool脚本。</text:p>
      <text:p text:style-name="P1"/>
      <text:p text:style-name="Standard">o 生成Makefile.in和需要的脚本。</text:p>
      <text:p text:style-name="P1">运行：automake -a </text:p>
      <text:p text:style-name="P1"/>
      <text:p text:style-name="Standard"><text:soft-page-break/>o 产生configure脚本。</text:p>
      <text:p text:style-name="Standard">运行：autoconf</text:p>
      <text:p text:style-name="P1"/>
      <text:p text:style-name="Standard">o 产生最终的Makefile。</text:p>
      <text:p text:style-name="P1">运行：./configure --prefix=$HOME/usr</text:p>
      <text:p text:style-name="P1"/>
      <text:p text:style-name="Standard">o 编译运行：make</text:p>
      <text:p text:style-name="Standard"/>
      <text:p text:style-name="Standard">o 安装</text:p>
      <text:p text:style-name="Standard">运行：make install</text:p>
      <text:p text:style-name="Standard"/>
      <text:p text:style-name="Standard">o 发布软件包</text:p>
      <text:p text:style-name="P1">运行：make dist</text:p>
      <text:p text:style-name="P1"/>
      <text:p text:style-name="P1">我们编译好的文件安装到/home/lixianjing/usr/lib/目录下了：</text:p>
      <text:p text:style-name="P1">libbase.a <text:s/>libbase.la <text:s/>libbase.so <text:s/>libbase.so.0 <text:s/>libbase.so.0.0.0</text:p>
      <text:p text:style-name="P1"/>
      <text:p text:style-name="P1">静态库：libbase.a</text:p>
      <text:p text:style-name="P1">动态库：libbase.so</text:p>
      <text:p text:style-name="P1">libtool的包装：libbase.la</text:p>
      <text:p text:style-name="P1"/>
      <text:p text:style-name="P1">头文件和库都安装好了，调用者还需要知道下列信息才能使用：</text:p>
      <text:p text:style-name="P1"/>
      <text:p text:style-name="P1">头文件和库安装在哪里？</text:p>
      <text:p text:style-name="P1">还依赖哪些其它模块？</text:p>
      <text:p text:style-name="P1"/>
      <text:p text:style-name="P1">为了解决这个问题，我们需要借助另外一个名为pkg-config的工具。pkg是package的简写，pkg-config负责查询指定软件包的配置信息，如软件包的名称、说明、版本号、头文件、库和依赖关系等等。为了让pkg-config能正常工作，软件包的实现者需要提供一个扩展名为pc的配置文件。</text:p>
      <text:p text:style-name="P1"/>
      <text:p text:style-name="P1">系统中的pkg-config配置文件通常放在/usr/lib/pkgconfig/和/usr/local/lib/pkgconfig/下，下面是gtk+-2.0.pc：</text:p>
      <text:p text:style-name="P1"/>
      <text:p text:style-name="P1">prefix=/usr </text:p>
      <text:p text:style-name="P1">exec_prefix=/usr </text:p>
      <text:p text:style-name="P1">libdir=/usr/lib </text:p>
      <text:p text:style-name="P1">includedir=/usr/include </text:p>
      <text:p text:style-name="P1">target=x11 </text:p>
      <text:p text:style-name="P1"/>
      <text:p text:style-name="P1">gtk_binary_version=2.10.0 </text:p>
      <text:p text:style-name="P1">gtk_host=i386-redhat-linux-gnu </text:p>
      <text:p text:style-name="P1"/>
      <text:p text:style-name="P1">Name: GTK+ </text:p>
      <text:p text:style-name="P1">Description: GIMP Tool Kit (${target} target) </text:p>
      <text:p text:style-name="P1"><text:soft-page-break/>Version: 2.12.10 </text:p>
      <text:p text:style-name="P1">Requires: gdk-${target}-2.0 atk cairo </text:p>
      <text:p text:style-name="P1">Libs: -L${libdir} -lgtk-${target}-2.0 </text:p>
      <text:p text:style-name="P1">Cflags: -I${includedir}/gtk-2.0 </text:p>
      <text:p text:style-name="P1"/>
      <text:p text:style-name="P1">前面部分是定义的一些变量，后面是一些关键字：</text:p>
      <text:p text:style-name="P1"/>
      <text:p text:style-name="P1">Name: 名称</text:p>
      <text:p text:style-name="P1">Description: 功能描述</text:p>
      <text:p text:style-name="P1">Version: 版本号</text:p>
      <text:p text:style-name="P1">Requires: 所依赖的软件包</text:p>
      <text:p text:style-name="P1">Libs: 调用者的链接参数。</text:p>
      <text:p text:style-name="P1">Cflags: 调用者的编译参数。</text:p>
      <text:p text:style-name="P1"/>
      <text:p text:style-name="P1">由于 prefix之类的变量是在软件包configure时才决定的，不能直接写死在pc文件中。我们可以让configure根据模板文件来产生。</text:p>
      <text:p text:style-name="P1"/>
      <text:p text:style-name="P1">模板文件名为base.pc.in，内容为：</text:p>
      <text:p text:style-name="P1"/>
      <text:p text:style-name="P1">prefix=@prefix@ </text:p>
      <text:p text:style-name="P1">exec_prefix=${prefix} </text:p>
      <text:p text:style-name="P1">libdir=${prefix}/lib </text:p>
      <text:p text:style-name="P1">includedir=${prefix}/include </text:p>
      <text:p text:style-name="P1"/>
      <text:p text:style-name="P1">Name: @PACKAGE_NAME@ </text:p>
      <text:p text:style-name="P1">Description: a basic library. </text:p>
      <text:p text:style-name="P1">Version: @VERSION@ </text:p>
      <text:p text:style-name="P1">Requires: </text:p>
      <text:p text:style-name="P1">Libs: -L${libdir} -lbase </text:p>
      <text:p text:style-name="P1">Cflags: -I${includedir}/base</text:p>
      <text:p text:style-name="P1"/>
      <text:p text:style-name="P1">这个模板文件和Makefile.in的替换规则一样，用两个@@括起来的变量会替换成configure检测出来的值，@prefix@等变量是标准的变量。</text:p>
      <text:p text:style-name="P1"/>
      <text:p text:style-name="P1">修改一下base/Makefile.am，增加下列两行代码：</text:p>
      <text:p text:style-name="P1"/>
      <text:p text:style-name="P1">pkgconfigdir=${libdir}/pkgconfig </text:p>
      <text:p text:style-name="P1">pkgconfig_DATA=base.pc </text:p>
      <text:p text:style-name="P1"/>
      <text:p text:style-name="P1">这是安装数据文件的方法，pkgconfig不是关键字，取个描述性的名称就好了。dir和_DATA是关键字，它们有相同的前缀，前者表示安装的目录，后者表示要安装的文件。按照惯例，pc文件安装到${libdir}/pkgconfig下。</text:p>
      <text:p text:style-name="P1"/>
      <text:p text:style-name="P1">修改configure.in，增加输入出文件base.pc</text:p>
      <text:p text:style-name="P1">AC_OUTPUT([base.pc])</text:p>
      <text:p text:style-name="P1"/>
      <text:p text:style-name="P1"><text:soft-page-break/>放到AC_CONFIG_FILES也可以，它告诉configure脚本要产生的文件。</text:p>
      <text:p text:style-name="P1"/>
      <text:p text:style-name="P1">重新运行configure后会生成base.pc，内容为：</text:p>
      <text:p text:style-name="P1">prefix=/home/lixianjing/usr/local</text:p>
      <text:p text:style-name="P1">exec_prefix=${prefix}</text:p>
      <text:p text:style-name="P1">libdir=${prefix}/lib</text:p>
      <text:p text:style-name="P1">includedir=${prefix}/include</text:p>
      <text:p text:style-name="P1"></text:p>
      <text:p text:style-name="P1">Name: base</text:p>
      <text:p text:style-name="P1">Description: a basic library.</text:p>
      <text:p text:style-name="P1">Version: 0.1</text:p>
      <text:p text:style-name="P1">Requires:</text:p>
      <text:p text:style-name="P1">Libs: -L${libdir} -lbase</text:p>
      <text:p text:style-name="P1">Cflags: -I${includedir}/base</text:p>
      <text:p text:style-name="P1"/>
      <text:p text:style-name="P1">(prefix与configure时指定的prefix参数一致。)</text:p>
      <text:p text:style-name="P1"/>
      <text:p text:style-name="P1">在下一节中，我们再学习调用者如何使用pc文件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鼎PL细上海宋Uni" style:font-size-asian="12pt" style:language-asian="zh" style:country-asian="CN" style:font-name-complex="文鼎PL细上海宋Un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鼎PL细上海宋Uni" style:font-size-asian="14pt" style:font-name-complex="文鼎PL细上海宋Un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ixianjing</meta:initial-creator>
    <meta:creation-date>2009-03-29T17:54:20</meta:creation-date>
    <dc:creator>lixianjing</dc:creator>
    <dc:date>2009-04-09T19:27:00</dc:date>
    <meta:editing-cycles>231</meta:editing-cycles>
    <meta:editing-duration>PT4H9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76" meta:word-count="1014" meta:character-count="4571"/>
  </office:meta>
</office:document-meta>
</file>